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officeooo:rsid="0014c929" officeooo:paragraph-rsid="0014c929"/>
    </style:style>
    <style:style style:name="P2" style:family="paragraph" style:parent-style-name="Text_20_body"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 whom it may concern,</text:p>
      <text:p text:style-name="Text_20_body"/>
      <text:p text:style-name="Text_20_body">I hope 2024 is treating you well so far. I am a freelancer with bylines for <text:span text:style-name="Emphasis">VICE, The Baltimore Sun </text:span>and <text:span text:style-name="Emphasis">The Independent. </text:span>I'm hoping you can help me with something. <text:span text:style-name="Emphasis"> </text:span></text:p>
      <text:p text:style-name="Text_20_body"/>
      <text:p text:style-name="Text_20_body">For a project I'm working on, I would like SDPD to provide me with all of their receipts from purchase contracts with the firm Rheinmetall AG<text:span text:style-name="Strong_20_Emphasis"> </text:span>for the supply of stun grenades (also sometimes known as "flash-bang grenades") since the start of 2014. This request will cover receipts up to today's date. </text:p>
      <text:p text:style-name="Text_20_body"/>
      <text:p text:style-name="Text_20_body">As usual with CPRA requests, I'm asking that any redacted section cite the legal basis for the redaction, and that the remainder of any partially redacted documents be disclosed. As this request is being made for a journalism project in the public interest, I ask that any fees be waived. </text:p>
      <text:p text:style-name="Text_20_body"/>
      <text:p text:style-name="Text_20_body">If you have any questions or concerns, please don't hesitate to reach out. Thanks for what you do. It's useful work that serves the public well. Happy New Year!</text:p>
      <text:p text:style-name="Text_20_body"/>
      <text:p text:style-name="Text_20_body">All the best,</text:p>
      <text:p text:style-name="Text_20_body"/>
      <text:p text:style-name="Text_20_body">Patrick Maynard</text:p>
      <text:p text:style-name="P1">====</text:p>
      <text:p text:style-name="Standard"/>
      <text:p text:style-name="P1">Canonical version of request published on city‘s request site:</text:p>
      <text:p text:style-name="P1"><text:a xlink:type="simple" xlink:href="https://sandiego.nextrequest.com/requests/24-11" text:style-name="Internet_20_link" text:visited-style-name="Visited_20_Internet_20_Link">https://sandiego.nextrequest.com/requests/24-11</text:a> </text:p>
      <text:p text:style-name="P1">(The city‘s published copy of the request requires a login to view and may not be available after some period, which is why I‘m including a duplicate of the request language he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7.2$Linux_X86_64 LibreOffice_project/60$Build-2</meta:generator>
    <dc:date>2024-06-30T10:25:27.204327483</dc:date>
    <dc:creator>Patrick Maynard</dc:creator>
    <meta:editing-duration>PT2M19S</meta:editing-duration>
    <meta:editing-cycles>2</meta:editing-cycles>
    <meta:document-statistic meta:table-count="0" meta:image-count="0" meta:object-count="0" meta:page-count="1" meta:paragraph-count="11" meta:word-count="215" meta:character-count="1259" meta:non-whitespace-character-count="1050"/>
  </office:meta>
</office:document-meta>
</file>